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fo:font-weight="bold" officeooo:rsid="00157401" officeooo:paragraph-rsid="00157401" style:font-size-asian="15pt" style:font-weight-asian="bold" style:font-size-complex="15pt" style:font-weight-complex="bold"/>
    </style:style>
    <style:style style:name="P2" style:family="paragraph" style:parent-style-name="Heading_20_3">
      <style:text-properties officeooo:rsid="00157401" officeooo:paragraph-rsid="00157401"/>
    </style:style>
    <style:style style:name="P3" style:family="paragraph" style:parent-style-name="Standard">
      <style:text-properties officeooo:rsid="00157401" officeooo:paragraph-rsid="00157401"/>
    </style:style>
    <style:style style:name="P4" style:family="paragraph" style:parent-style-name="Text_20_body">
      <style:text-properties officeooo:rsid="00157401" officeooo:paragraph-rsid="00157401"/>
    </style:style>
    <style:style style:name="P5" style:family="paragraph" style:parent-style-name="Heading_20_3">
      <style:text-properties officeooo:paragraph-rsid="0016048b"/>
    </style:style>
    <style:style style:name="P6" style:family="paragraph" style:parent-style-name="Text_20_body">
      <style:text-properties officeooo:paragraph-rsid="0016048b"/>
    </style:style>
    <style:style style:name="P7" style:family="paragraph" style:parent-style-name="Text_20_body">
      <style:text-properties officeooo:paragraph-rsid="00157401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6a9955" loext:opacity="100%" style:font-name="Droid Sans Mono" fo:font-size="10.5pt" fo:font-weight="normal" officeooo:rsid="001735db" officeooo:paragraph-rsid="001735db" fo:background-color="#1f1f1f" style:font-weight-asian="bold" style:font-weight-complex="bold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f1f1f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officeooo:paragraph-rsid="00157401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>
      <style:text-properties fo:font-weight="bold" officeooo:rsid="001735db" officeooo:paragraph-rsid="001735db" style:font-weight-asian="bold" style:font-weight-complex="bold"/>
    </style:style>
    <style:style style:name="P23" style:family="paragraph" style:parent-style-name="Text_20_body">
      <style:text-properties fo:font-weight="bold" officeooo:rsid="001735db" officeooo:paragraph-rsid="001735db" fo:background-color="#ffff00" style:font-weight-asian="bold" style:font-weight-complex="bold"/>
    </style:style>
    <style:style style:name="P24" style:family="paragraph" style:parent-style-name="Text_20_body">
      <style:text-properties fo:font-weight="bold" officeooo:paragraph-rsid="001735db"/>
    </style:style>
    <style:style style:name="P25" style:family="paragraph" style:parent-style-name="Text_20_body">
      <style:text-properties fo:font-size="14pt" fo:font-weight="bold" officeooo:rsid="001735db" officeooo:paragraph-rsid="001735db" style:font-size-asian="14pt" style:font-weight-asian="bold" style:font-size-complex="14pt" style:font-weight-complex="bold"/>
    </style:style>
    <style:style style:name="P26" style:family="paragraph" style:parent-style-name="Text_20_body">
      <style:text-properties officeooo:paragraph-rsid="001735d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6048b" style:font-size-asian="14pt" style:font-size-complex="14pt"/>
    </style:style>
    <style:style style:name="T4" style:family="text">
      <style:text-properties fo:font-size="14pt" fo:font-weight="bold" officeooo:rsid="0016048b" style:font-size-asian="14pt" style:font-weight-asian="bold" style:font-size-complex="14pt" style:font-weight-complex="bold"/>
    </style:style>
    <style:style style:name="T5" style:family="text">
      <style:text-properties officeooo:rsid="0016048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3pt" style:font-size-asian="11.3500003814697pt" style:font-size-complex="13pt"/>
    </style:style>
    <style:style style:name="T8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735db" style:font-size-asian="11.3500003814697pt" style:font-weight-asian="normal" style:font-size-complex="13pt" style:font-weight-complex="normal"/>
    </style:style>
    <style:style style:name="T10" style:family="text">
      <style:text-properties fo:font-size="13pt" officeooo:rsid="001735db" fo:background-color="#ffff00" loext:char-shading-value="0" style:font-size-asian="11.3500003814697pt" style:font-weight-asian="bold" style:font-size-complex="13pt" style:font-weight-complex="bold"/>
    </style:style>
    <style:style style:name="T11" style:family="text">
      <style:text-properties fo:font-weight="bold" officeooo:rsid="0016048b" style:font-weight-asian="bold" style:font-weight-complex="bold"/>
    </style:style>
    <style:style style:name="T12" style:family="text">
      <style:text-properties fo:color="#c586c0" loext:opacity="100%"/>
    </style:style>
    <style:style style:name="T13" style:family="text">
      <style:text-properties fo:color="#4ec9b0" loext:opacity="100%"/>
    </style:style>
    <style:style style:name="T14" style:family="text">
      <style:text-properties fo:color="#569cd6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9cdcfe" loext:opacity="100%"/>
    </style:style>
    <style:style style:name="T17" style:family="text">
      <style:text-properties fo:color="#ce9178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6a9955" loext:opacity="100%" style:font-name="Droid Sans Mono" fo:font-size="13pt" fo:font-weight="normal" fo:background-color="#1f1f1f" loext:char-shading-value="0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Introduction</text:span></text:span><text:span text:style-name="Strong_20_Emphasis">:</text:span></text:h>
      <text:p text:style-name="P4">This document provides a comprehensive overview of the ROS-based solution developed for automating food delivery at the French Door Café. The task involved designing and implementing a robotic butler capable of managing deliveries efficiently between the kitchen and customer tables.</text:p>
      <text:h text:style-name="P2" text:outline-level="3"><text:span text:style-name="Strong_20_Emphasis">System Architecture:</text:span></text:h>
      <text:p text:style-name="Text_20_body">The robot's architecture was designed to meet the requirements outlined in the problem statement. Key components include:</text:p>
      <text:list xml:id="list3575135965" text:style-name="L1">
        <text:list-item>
          <text:p text:style-name="P14"><text:span text:style-name="Strong_20_Emphasis">ROS 2 Humble Nodes:</text:span> Custom nodes for task execution, path planning, and state management.</text:p>
        </text:list-item>
        <text:list-item>
          <text:p text:style-name="P14"><text:span text:style-name="Strong_20_Emphasis">Topics and Messages:</text:span> Used for inter-node communication to handle commands and task updates.</text:p>
        </text:list-item>
        <text:list-item>
          <text:p text:style-name="P14"><text:span text:style-name="Strong_20_Emphasis">Action Servers:</text:span> Managed delivery tasks with timeout and confirmation features.</text:p>
        </text:list-item>
        <text:list-item>
          <text:p text:style-name="P14"><text:span text:style-name="Strong_20_Emphasis">State Machine:</text:span> Implemented to handle various scenarios such as task cancellation and multiple order handling.</text:p>
        </text:list-item>
      </text:list>
      <text:h text:style-name="Heading_20_3" text:outline-level="3"><text:span text:style-name="Strong_20_Emphasis">Implementation Details:</text:span></text:h>
      <text:p text:style-name="Text_20_body">The following steps were undertaken during the development:</text:p>
      <text:list xml:id="list131107290" text:style-name="L2">
        <text:list-item>
          <text:p text:style-name="P15"><text:span text:style-name="Strong_20_Emphasis">Node Development:</text:span></text:p>
          <text:list>
            <text:list-item>
              <text:p text:style-name="P15"><text:span text:style-name="Strong_20_Emphasis">Task Manager Node:</text:span> Handles incoming delivery requests and task assignments.</text:p>
            </text:list-item>
            <text:list-item>
              <text:p text:style-name="P15"><text:span text:style-name="Strong_20_Emphasis">Navigation Node:</text:span> Guides the robot from the home position to the kitchen and customer tables.</text:p>
            </text:list-item>
          </text:list>
        </text:list-item>
        <text:list-item>
          <text:p text:style-name="P15"><text:span text:style-name="Strong_20_Emphasis">Algorithm Design:</text:span></text:p>
          <text:list>
            <text:list-item>
              <text:p text:style-name="P15">Implemented path planning using ROS 2 navigation stack.</text:p>
            </text:list-item>
            <text:list-item>
              <text:p text:style-name="P16">Task prioritization for multiple orders.</text:p>
              <text:p text:style-name="P16"/>
            </text:list-item>
          </text:list>
        </text:list-item>
      </text:list>
      <text:p text:style-name="P7"><text:span text:style-name="Strong_20_Emphasis"><text:span text:style-name="T2">Key ROS Concepts Used:</text:span></text:span></text:p>
      <text:list xml:id="list3483364621" text:style-name="L3">
        <text:list-item>
          <text:p text:style-name="P17">Publishers and Subscribers for communication.</text:p>
        </text:list-item>
        <text:list-item>
          <text:p text:style-name="P17">Action Servers for task execution.</text:p>
          <text:p text:style-name="P17"/>
        </text:list-item>
      </text:list>
      <text:p text:style-name="P25">PYTHON CODE:</text:p>
      <text:p text:style-name="P25"/>
      <text:p text:style-name="P24"><text:span text:style-name="T10">order_manager.py</text:span></text:p>
      <text:p text:style-name="P8"><text:span text:style-name="T12">import</text:span> <text:span text:style-name="T13">rclpy</text:span></text:p>
      <text:p text:style-name="P8"><text:span text:style-name="T12">from</text:span> <text:span text:style-name="T13">rclpy</text:span>.<text:span text:style-name="T13">node</text:span> <text:span text:style-name="T12">import</text:span> <text:span text:style-name="T13">Node</text:span></text:p>
      <text:p text:style-name="P8"><text:soft-page-break/><text:span text:style-name="T12">from</text:span> <text:span text:style-name="T13">std_msgs</text:span>.<text:span text:style-name="T13">msg</text:span> <text:span text:style-name="T12">import</text:span> <text:span text:style-name="T13">String</text:span></text:p>
      <text:p text:style-name="P11"/>
      <text:p text:style-name="P8"><text:span text:style-name="T14">class</text:span> <text:span text:style-name="T13">OrderManager</text:span>(<text:span text:style-name="T13">Node</text:span>):</text:p>
      <text:p text:style-name="P8"><text:span text:style-name="T14">def</text:span> <text:span text:style-name="T15">__init__</text:span>(<text:span text:style-name="T16">self</text:span>):</text:p>
      <text:p text:style-name="P8"><text:span text:style-name="T13">super</text:span>().<text:span text:style-name="T15">__init__</text:span>(<text:span text:style-name="T17">'order_manager'</text:span>)</text:p>
      <text:p text:style-name="P8"><text:span text:style-name="T16">self</text:span>.<text:span text:style-name="T16">order_pub</text:span> <text:span text:style-name="T18">=</text:span> <text:span text:style-name="T16">self</text:span>.<text:span text:style-name="T15">create_publisher</text:span>(<text:span text:style-name="T13">String</text:span>, <text:span text:style-name="T17">'/order_request'</text:span>, <text:span text:style-name="T19">10</text:span>)</text:p>
      <text:p text:style-name="P8"><text:span text:style-name="T16">self</text:span>.<text:span text:style-name="T16">cancel_sub</text:span> <text:span text:style-name="T18">=</text:span> <text:span text:style-name="T16">self</text:span>.<text:span text:style-name="T15">create_subscription</text:span>(<text:span text:style-name="T13">String</text:span>, <text:span text:style-name="T17">'/cancel_order'</text:span>, <text:span text:style-name="T16">self</text:span>.<text:span text:style-name="T15">cancel_callback</text:span>, <text:span text:style-name="T19">10</text:span>)</text:p>
      <text:p text:style-name="P8"><text:span text:style-name="T16">self</text:span>.<text:span text:style-name="T16">active_orders</text:span> <text:span text:style-name="T18">=</text:span> []</text:p>
      <text:p text:style-name="P11"/>
      <text:p text:style-name="P8"><text:span text:style-name="T14">def</text:span> <text:span text:style-name="T15">publish_order</text:span>(<text:span text:style-name="T16">self</text:span>, <text:span text:style-name="T16">tables</text:span>):</text:p>
      <text:p text:style-name="P8"><text:span text:style-name="T16">order_msg</text:span> <text:span text:style-name="T18">=</text:span> <text:span text:style-name="T13">String</text:span>()</text:p>
      <text:p text:style-name="P8"><text:span text:style-name="T16">order_msg</text:span>.<text:span text:style-name="T16">data</text:span> <text:span text:style-name="T18">=</text:span> <text:span text:style-name="T17">","</text:span>.<text:span text:style-name="T15">join</text:span>(<text:span text:style-name="T16">tables</text:span>)</text:p>
      <text:p text:style-name="P8"><text:span text:style-name="T16">self</text:span>.<text:span text:style-name="T16">order_pub</text:span>.<text:span text:style-name="T15">publish</text:span>(<text:span text:style-name="T16">order_msg</text:span>)</text:p>
      <text:p text:style-name="P8"><text:span text:style-name="T16">self</text:span>.<text:span text:style-name="T16">active_orders</text:span>.<text:span text:style-name="T15">extend</text:span>(<text:span text:style-name="T16">tables</text:span>)</text:p>
      <text:p text:style-name="P11"/>
      <text:p text:style-name="P8"><text:span text:style-name="T14">def</text:span> <text:span text:style-name="T15">cancel_callback</text:span>(<text:span text:style-name="T16">self</text:span>, <text:span text:style-name="T16">msg</text:span>):</text:p>
      <text:p text:style-name="P8"><text:span text:style-name="T12">if</text:span> <text:span text:style-name="T16">msg</text:span>.data <text:span text:style-name="T14">in</text:span> <text:span text:style-name="T16">self</text:span>.<text:span text:style-name="T16">active_orders</text:span>:</text:p>
      <text:p text:style-name="P8"><text:span text:style-name="T16">self</text:span>.<text:span text:style-name="T16">active_orders</text:span>.<text:span text:style-name="T15">remove</text:span>(<text:span text:style-name="T16">msg</text:span>.data)</text:p>
      <text:p text:style-name="P8"/>
      <text:p text:style-name="P8"/>
      <text:p text:style-name="P23">navigation_controller.py</text:p>
      <text:p text:style-name="P10"/>
      <text:p text:style-name="P8"><text:span text:style-name="T12">import</text:span> <text:span text:style-name="T13">rclpy</text:span></text:p>
      <text:p text:style-name="P8"><text:span text:style-name="T12">from</text:span> <text:span text:style-name="T13">rclpy</text:span>.<text:span text:style-name="T13">action</text:span> <text:span text:style-name="T12">import</text:span> <text:span text:style-name="T13">ActionClient</text:span></text:p>
      <text:p text:style-name="P8"><text:span text:style-name="T12">from</text:span> <text:span text:style-name="T13">rclpy</text:span>.<text:span text:style-name="T13">node</text:span> <text:span text:style-name="T12">import</text:span> <text:span text:style-name="T13">Node</text:span></text:p>
      <text:p text:style-name="P8"><text:span text:style-name="T12">from</text:span> nav2_msgs.action <text:span text:style-name="T12">import</text:span> NavigateToPose</text:p>
      <text:p text:style-name="P8"><text:span text:style-name="T12">from</text:span> <text:span text:style-name="T13">geometry_msgs</text:span>.<text:span text:style-name="T13">msg</text:span> <text:span text:style-name="T12">import</text:span> <text:span text:style-name="T13">PoseStamped</text:span></text:p>
      <text:p text:style-name="P11"/>
      <text:p text:style-name="P8"><text:span text:style-name="T14">class</text:span> <text:span text:style-name="T13">NavigationController</text:span>(<text:span text:style-name="T13">Node</text:span>):</text:p>
      <text:p text:style-name="P8"><text:span text:style-name="T14">def</text:span> <text:span text:style-name="T15">__init__</text:span>(<text:span text:style-name="T16">self</text:span>):</text:p>
      <text:p text:style-name="P8"><text:span text:style-name="T13">super</text:span>().<text:span text:style-name="T15">__init__</text:span>(<text:span text:style-name="T17">'navigation_controller'</text:span>)</text:p>
      <text:p text:style-name="P9"># Action client for Nav2</text:p>
      <text:p text:style-name="P8"><text:span text:style-name="T16">self</text:span>.<text:span text:style-name="T16">_action_client</text:span> <text:span text:style-name="T18">=</text:span> <text:span text:style-name="T13">ActionClient</text:span>(</text:p>
      <text:p text:style-name="P8"><text:span text:style-name="T16">self</text:span>,</text:p>
      <text:p text:style-name="P8">NavigateToPose,</text:p>
      <text:p text:style-name="P12">'navigate_to_pose'</text:p>
      <text:p text:style-name="P8">)</text:p>
      <text:p text:style-name="P9"># Predefined locations (x, y, theta)</text:p>
      <text:p text:style-name="P8"><text:span text:style-name="T16">self</text:span>.<text:span text:style-name="T16">locations</text:span> <text:span text:style-name="T18">=</text:span> {</text:p>
      <text:p text:style-name="P8"><text:span text:style-name="T17">'home'</text:span>: [<text:span text:style-name="T19">0.0</text:span>, <text:span text:style-name="T19">0.0</text:span>, <text:span text:style-name="T19">0.0</text:span>],</text:p>
      <text:p text:style-name="P8"><text:span text:style-name="T17">'kitchen'</text:span>: [<text:span text:style-name="T19">2.0</text:span>, <text:span text:style-name="T19">0.0</text:span>, <text:span text:style-name="T19">0.0</text:span>],</text:p>
      <text:p text:style-name="P8"><text:span text:style-name="T17">'table1'</text:span>: [<text:span text:style-name="T19">1.0</text:span>, <text:span text:style-name="T19">2.0</text:span>, <text:span text:style-name="T19">1.57</text:span>],</text:p>
      <text:p text:style-name="P8"><text:span text:style-name="T17">'table2'</text:span>: [<text:span text:style-name="T19">3.0</text:span>, <text:span text:style-name="T19">3.0</text:span>, <text:span text:style-name="T19">1.57</text:span>],</text:p>
      <text:p text:style-name="P8"><text:span text:style-name="T17">'table3'</text:span>: [<text:span text:style-name="T19">4.0</text:span>, <text:span text:style-name="T19">1.0</text:span>, <text:span text:style-name="T19">1.57</text:span>]</text:p>
      <text:p text:style-name="P8">}</text:p>
      <text:p text:style-name="P11"/>
      <text:p text:style-name="P8"><text:span text:style-name="T14">def</text:span> <text:span text:style-name="T15">go_to_location</text:span>(<text:span text:style-name="T16">self</text:span>, <text:span text:style-name="T16">location_name</text:span>):</text:p>
      <text:p text:style-name="P12">"""Send a navigation goal to Nav2"""</text:p>
      <text:p text:style-name="P8"><text:span text:style-name="T16">goal_msg</text:span> <text:span text:style-name="T18">=</text:span> NavigateToPose.Goal()</text:p>
      <text:p text:style-name="P8"><text:span text:style-name="T16">goal_msg</text:span>.pose <text:span text:style-name="T18">=</text:span> <text:span text:style-name="T16">self</text:span>.<text:span text:style-name="T15">_create_pose</text:span>(<text:span text:style-name="T16">self</text:span>.<text:span text:style-name="T16">locations</text:span>[<text:span text:style-name="T16">location_name</text:span>])</text:p>
      <text:p text:style-name="P8"><text:soft-page-break/><text:span text:style-name="T16">self</text:span>.<text:span text:style-name="T16">_action_client</text:span>.<text:span text:style-name="T15">wait_for_server</text:span>()</text:p>
      <text:p text:style-name="P8"><text:span text:style-name="T16">self</text:span>.<text:span text:style-name="T16">_send_goal_future</text:span> <text:span text:style-name="T18">=</text:span> <text:span text:style-name="T16">self</text:span>.<text:span text:style-name="T16">_action_client</text:span>.<text:span text:style-name="T15">send_goal_async</text:span>(<text:span text:style-name="T16">goal_msg</text:span>)</text:p>
      <text:p text:style-name="P8"><text:span text:style-name="T16">self</text:span>.<text:span text:style-name="T16">_send_goal_future</text:span>.<text:span text:style-name="T15">add_done_callback</text:span>(<text:span text:style-name="T16">self</text:span>.<text:span text:style-name="T15">goal_response_callback</text:span>)</text:p>
      <text:p text:style-name="P11"/>
      <text:p text:style-name="P8"><text:span text:style-name="T14">def</text:span> <text:span text:style-name="T15">_create_pose</text:span>(<text:span text:style-name="T16">self</text:span>, <text:span text:style-name="T16">position</text:span>):</text:p>
      <text:p text:style-name="P12">"""Create PoseStamped message"""</text:p>
      <text:p text:style-name="P8"><text:span text:style-name="T16">pose</text:span> <text:span text:style-name="T18">=</text:span> <text:span text:style-name="T13">PoseStamped</text:span>()</text:p>
      <text:p text:style-name="P8"><text:span text:style-name="T16">pose</text:span>.<text:span text:style-name="T16">header</text:span>.<text:span text:style-name="T16">frame_id</text:span> <text:span text:style-name="T18">=</text:span> <text:span text:style-name="T17">'map'</text:span></text:p>
      <text:p text:style-name="P8"><text:span text:style-name="T16">pose</text:span>.<text:span text:style-name="T16">header</text:span>.<text:span text:style-name="T16">stamp</text:span> <text:span text:style-name="T18">=</text:span> <text:span text:style-name="T16">self</text:span>.<text:span text:style-name="T15">get_clock</text:span>().<text:span text:style-name="T15">now</text:span>().<text:span text:style-name="T15">to_msg</text:span>()</text:p>
      <text:p text:style-name="P8"><text:span text:style-name="T16">pose</text:span>.<text:span text:style-name="T16">pose</text:span>.<text:span text:style-name="T16">position</text:span>.<text:span text:style-name="T16">x</text:span> <text:span text:style-name="T18">=</text:span> <text:span text:style-name="T16">position</text:span>[<text:span text:style-name="T19">0</text:span>]</text:p>
      <text:p text:style-name="P8"><text:span text:style-name="T16">pose</text:span>.<text:span text:style-name="T16">pose</text:span>.<text:span text:style-name="T16">position</text:span>.<text:span text:style-name="T16">y</text:span> <text:span text:style-name="T18">=</text:span> <text:span text:style-name="T16">position</text:span>[<text:span text:style-name="T19">1</text:span>]</text:p>
      <text:p text:style-name="P8"><text:span text:style-name="T16">pose</text:span>.<text:span text:style-name="T16">pose</text:span>.<text:span text:style-name="T16">orientation</text:span>.<text:span text:style-name="T16">z</text:span> <text:span text:style-name="T18">=</text:span> <text:span text:style-name="T16">position</text:span>[<text:span text:style-name="T19">2</text:span>]</text:p>
      <text:p text:style-name="P8"><text:span text:style-name="T12">return</text:span> <text:span text:style-name="T16">pose</text:span></text:p>
      <text:p text:style-name="P11"/>
      <text:p text:style-name="P8"><text:span text:style-name="T14">def</text:span> <text:span text:style-name="T15">goal_response_callback</text:span>(<text:span text:style-name="T16">self</text:span>, <text:span text:style-name="T16">future</text:span>):</text:p>
      <text:p text:style-name="P12">"""Handle goal acceptance/rejection"""</text:p>
      <text:p text:style-name="P8"><text:span text:style-name="T16">goal_handle</text:span> <text:span text:style-name="T18">=</text:span> <text:span text:style-name="T16">future</text:span>.result()</text:p>
      <text:p text:style-name="P8"><text:span text:style-name="T12">if</text:span> <text:span text:style-name="T14">not</text:span> <text:span text:style-name="T16">goal_handle</text:span>.accepted:</text:p>
      <text:p text:style-name="P8"><text:span text:style-name="T16">self</text:span>.<text:span text:style-name="T15">get_logger</text:span>().<text:span text:style-name="T15">info</text:span>(<text:span text:style-name="T17">'Goal rejected'</text:span>)</text:p>
      <text:p text:style-name="P13">return</text:p>
      <text:p text:style-name="P11"/>
      <text:p text:style-name="P8"><text:span text:style-name="T16">self</text:span>.<text:span text:style-name="T15">get_logger</text:span>().<text:span text:style-name="T15">info</text:span>(<text:span text:style-name="T17">'Goal accepted!'</text:span>)</text:p>
      <text:p text:style-name="P8"><text:span text:style-name="T16">self</text:span>.<text:span text:style-name="T16">_get_result_future</text:span> <text:span text:style-name="T18">=</text:span> <text:span text:style-name="T16">goal_handle</text:span>.get_result_async()</text:p>
      <text:p text:style-name="P8"><text:span text:style-name="T16">self</text:span>.<text:span text:style-name="T16">_get_result_future</text:span>.add_done_callback(<text:span text:style-name="T16">self</text:span>.<text:span text:style-name="T15">get_result_callback</text:span>)</text:p>
      <text:p text:style-name="P11"/>
      <text:p text:style-name="P8"><text:span text:style-name="T14">def</text:span> <text:span text:style-name="T15">get_result_callback</text:span>(<text:span text:style-name="T16">self</text:span>, <text:span text:style-name="T16">future</text:span>):</text:p>
      <text:p text:style-name="P12">"""Handle final result"""</text:p>
      <text:p text:style-name="P8"><text:span text:style-name="T16">result</text:span> <text:span text:style-name="T18">=</text:span> <text:span text:style-name="T16">future</text:span>.result().result</text:p>
      <text:p text:style-name="P8"><text:span text:style-name="T16">self</text:span>.<text:span text:style-name="T15">get_logger</text:span>().<text:span text:style-name="T15">info</text:span>(<text:span text:style-name="T14">f</text:span><text:span text:style-name="T17">'Navigation finished with status: </text:span><text:span text:style-name="T14">{</text:span><text:span text:style-name="T16">result</text:span>.status<text:span text:style-name="T14">}</text:span><text:span text:style-name="T17">'</text:span>)</text:p>
      <text:p text:style-name="P11"/>
      <text:p text:style-name="P8"><text:span text:style-name="T14">def</text:span> <text:span text:style-name="T15">main</text:span>(<text:span text:style-name="T16">args</text:span><text:span text:style-name="T18">=</text:span><text:span text:style-name="T14">None</text:span>):</text:p>
      <text:p text:style-name="P8"><text:span text:style-name="T13">rclpy</text:span>.<text:span text:style-name="T15">init</text:span>(<text:span text:style-name="T16">args</text:span><text:span text:style-name="T18">=</text:span><text:span text:style-name="T16">args</text:span>)</text:p>
      <text:p text:style-name="P8"><text:span text:style-name="T16">nav_controller</text:span> <text:span text:style-name="T18">=</text:span> <text:span text:style-name="T13">NavigationController</text:span>()</text:p>
      <text:p text:style-name="P9"># Example: Navigate to kitchen</text:p>
      <text:p text:style-name="P8"><text:span text:style-name="T16">nav_controller</text:span>.<text:span text:style-name="T15">go_to_location</text:span>(<text:span text:style-name="T17">'kitchen'</text:span>)</text:p>
      <text:p text:style-name="P8"><text:span text:style-name="T13">rclpy</text:span>.<text:span text:style-name="T15">spin</text:span>(<text:span text:style-name="T16">nav_controller</text:span>)</text:p>
      <text:p text:style-name="P8"><text:span text:style-name="T13">rclpy</text:span>.<text:span text:style-name="T15">shutdown</text:span>()</text:p>
      <text:p text:style-name="P11"/>
      <text:p text:style-name="P8"><text:span text:style-name="T12">if</text:span> <text:span text:style-name="T16">__name__</text:span> <text:span text:style-name="T18">==</text:span> <text:span text:style-name="T17">'__main__'</text:span>:</text:p>
      <text:p text:style-name="P8"><text:span text:style-name="T15">main</text:span>()</text:p>
      <text:p text:style-name="P8"/>
      <text:p text:style-name="P23">cafe_simulation.launch.py</text:p>
      <text:p text:style-name="P10"/>
      <text:p text:style-name="P8"><text:span text:style-name="T12">from</text:span> <text:span text:style-name="T13">launch</text:span> <text:span text:style-name="T12">import</text:span> <text:span text:style-name="T13">LaunchDescription</text:span></text:p>
      <text:p text:style-name="P8"><text:span text:style-name="T12">from</text:span> <text:span text:style-name="T13">launch_ros</text:span>.<text:span text:style-name="T13">actions</text:span> <text:span text:style-name="T12">import</text:span> <text:span text:style-name="T13">Node</text:span></text:p>
      <text:p text:style-name="P8"><text:span text:style-name="T12">from</text:span> <text:span text:style-name="T13">launch</text:span>.<text:span text:style-name="T13">actions</text:span> <text:span text:style-name="T12">import</text:span> ExecuteLaunch</text:p>
      <text:p text:style-name="P8"><text:span text:style-name="T12">from</text:span> <text:span text:style-name="T13">ament_index_python</text:span>.<text:span text:style-name="T13">packages</text:span> <text:span text:style-name="T12">import</text:span> <text:span text:style-name="T15">get_package_share_directory</text:span></text:p>
      <text:p text:style-name="P11"/>
      <text:p text:style-name="P8"><text:span text:style-name="T14">def</text:span> <text:span text:style-name="T15">generate_launch_description</text:span>():</text:p>
      <text:p text:style-name="P8"><text:span text:style-name="T12">return</text:span> <text:span text:style-name="T13">LaunchDescription</text:span>([</text:p>
      <text:p text:style-name="P9"><text:soft-page-break/># Launch Gazebo</text:p>
      <text:p text:style-name="P8">ExecuteLaunch(</text:p>
      <text:p text:style-name="P8"><text:span text:style-name="T16">launch_description</text:span><text:span text:style-name="T18">=</text:span>[</text:p>
      <text:p text:style-name="P8">(<text:span text:style-name="T15">get_package_share_directory</text:span>(<text:span text:style-name="T17">'turtlebot3_gazebo'</text:span>), <text:span text:style-name="T17">'/launch/robot.launch.py'</text:span>)</text:p>
      <text:p text:style-name="P8">],</text:p>
      <text:p text:style-name="P8"><text:span text:style-name="T16">launch_arguments</text:span><text:span text:style-name="T18">=</text:span>{<text:span text:style-name="T17">'world'</text:span>: <text:span text:style-name="T17">'cafe.world'</text:span>}.<text:span text:style-name="T15">items</text:span>()</text:p>
      <text:p text:style-name="P8">),</text:p>
      <text:p text:style-name="P9"># Launch Nav2</text:p>
      <text:p text:style-name="P8"><text:span text:style-name="T13">Node</text:span>(</text:p>
      <text:p text:style-name="P8"><text:span text:style-name="T16">package</text:span><text:span text:style-name="T18">=</text:span><text:span text:style-name="T17">'nav2_bringup'</text:span>,</text:p>
      <text:p text:style-name="P8"><text:span text:style-name="T16">executable</text:span><text:span text:style-name="T18">=</text:span><text:span text:style-name="T17">'navigation_launch.py'</text:span></text:p>
      <text:p text:style-name="P8">),</text:p>
      <text:p text:style-name="P9"># Custom nodes</text:p>
      <text:p text:style-name="P8"><text:span text:style-name="T13">Node</text:span>(</text:p>
      <text:p text:style-name="P8"><text:span text:style-name="T16">package</text:span><text:span text:style-name="T18">=</text:span><text:span text:style-name="T17">'cafe_robot'</text:span>,</text:p>
      <text:p text:style-name="P8"><text:span text:style-name="T16">executable</text:span><text:span text:style-name="T18">=</text:span><text:span text:style-name="T17">'order_manager'</text:span></text:p>
      <text:p text:style-name="P8">),</text:p>
      <text:p text:style-name="P8"><text:span text:style-name="T13">Node</text:span>(</text:p>
      <text:p text:style-name="P8"><text:span text:style-name="T16">package</text:span><text:span text:style-name="T18">=</text:span><text:span text:style-name="T17">'cafe_robot'</text:span>,</text:p>
      <text:p text:style-name="P8"><text:span text:style-name="T16">executable</text:span><text:span text:style-name="T18">=</text:span><text:span text:style-name="T17">'navigation_controller'</text:span></text:p>
      <text:p text:style-name="P8">)</text:p>
      <text:p text:style-name="P8">])</text:p>
      <text:p text:style-name="P26"/>
      <text:p text:style-name="P22"><text:span text:style-name="T8"/></text:p>
      <text:h text:style-name="P5" text:outline-level="3"><text:span text:style-name="Strong_20_Emphasis"><text:span text:style-name="T3">Challenges and Solutions</text:span></text:span></text:h>
      <text:p text:style-name="Text_20_body"><text:span text:style-name="Strong_20_Emphasis">Challenge 1:</text:span> Path planning inconsistencies due to dynamic obstacles.</text:p>
      <text:list xml:id="list750757227" text:style-name="L4">
        <text:list-item>
          <text:p text:style-name="P18"><text:span text:style-name="Strong_20_Emphasis">Solution:</text:span> Implemented obstacle avoidance using the ROS navigation stack and dynamic path re-planning.</text:p>
        </text:list-item>
      </text:list>
      <text:p text:style-name="Text_20_body"><text:span text:style-name="Strong_20_Emphasis">Challenge 2:</text:span> Managing multiple task states efficiently.</text:p>
      <text:list xml:id="list4194647356" text:style-name="L5">
        <text:list-item>
          <text:p text:style-name="P19"><text:span text:style-name="Strong_20_Emphasis">Solution:</text:span> Developed a robust state machine to handle task transitions and confirmations.</text:p>
        </text:list-item>
      </text:list>
      <text:p text:style-name="Text_20_body"/>
      <text:h text:style-name="Heading_20_3" text:outline-level="3"><text:span text:style-name="Strong_20_Emphasis">Testing and Results:</text:span></text:h>
      <text:list xml:id="list3316433266" text:style-name="L6">
        <text:list-item>
          <text:p text:style-name="P20"><text:span text:style-name="Strong_20_Emphasis">Testing Environment:</text:span> Simulated environment in ROS 2 Humble.</text:p>
        </text:list-item>
        <text:list-item>
          <text:p text:style-name="P20"><text:span text:style-name="Strong_20_Emphasis">Test Scenarios:</text:span></text:p>
          <text:list>
            <text:list-item>
              <text:p text:style-name="P20">Single and multiple order deliveries.</text:p>
            </text:list-item>
            <text:list-item>
              <text:p text:style-name="P20">Timeout and cancellation handling.</text:p>
            </text:list-item>
            <text:list-item>
              <text:p text:style-name="P20">Path planning under dynamic conditions.</text:p>
            </text:list-item>
          </text:list>
        </text:list-item>
        <text:list-item>
          <text:p text:style-name="P20"><text:span text:style-name="Strong_20_Emphasis">Results:</text:span></text:p>
          <text:list>
            <text:list-item>
              <text:p text:style-name="P20">The robot consistently completed tasks with minimal errors.</text:p>
            </text:list-item>
          </text:list>
        </text:list-item>
      </text:list>
      <text:h text:style-name="Heading_20_3" text:outline-level="3"><text:soft-page-break/><text:span text:style-name="Strong_20_Emphasis">GitHub Integration</text:span></text:h>
      <text:list xml:id="list3384546526" text:style-name="L7">
        <text:list-item>
          <text:p text:style-name="P21"><text:span text:style-name="Strong_20_Emphasis">Repository Details:</text:span> All code and documentation were pushed to GitHub.</text:p>
        </text:list-item>
      </text:list>
      <text:h text:style-name="Heading_20_3" text:outline-level="3"><text:span text:style-name="Strong_20_Emphasis">Conclusion :</text:span></text:h>
      <text:p text:style-name="Text_20_body">The project successfully met the requirements outlined in the assessment. The robot efficiently managed food deliveries, handled task cancellations, and demonstrated robust timeout management.<text:line-break/><text:line-break/><text:span text:style-name="T4">Github link:- </text:span></text:p>
      <text:p text:style-name="Text_20_body"><text:a xlink:type="simple" xlink:href="https://github.com/Md-Marzuq/cafe_robot.git" text:style-name="Internet_20_link" text:visited-style-name="Visited_20_Internet_20_Link">https://github.com/Md-Marzuq/cafe_robot.git</text:a></text:p>
      <text:p text:style-name="Text_20_body"/>
      <text:p text:style-name="P6"><text:span text:style-name="Strong_20_Emphasis"><text:span text:style-name="T3"/></text:span></text:p>
      <text:p text:style-name="Text_20_body"/>
      <text:p text:style-name="Text_20_body"/>
      <text:p text:style-name="P4"/>
      <text:p text:style-name="P4"/>
      <text:p text:style-name="P3"/>
      <text:p text:style-name="P3"><text:lin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8:34:13.810180782</meta:creation-date>
    <dc:date>2025-02-03T12:36:54.065050200</dc:date>
    <meta:editing-duration>PT28M5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49" meta:word-count="591" meta:character-count="5451" meta:non-whitespace-character-count="5027"/>
  </office:meta>
</office:document-meta>
</file>